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b6b1" officeooo:paragraph-rsid="001eb6b1"/>
    </style:style>
    <style:style style:name="P2" style:family="paragraph" style:parent-style-name="Standard">
      <style:paragraph-properties fo:line-height="150%"/>
      <style:text-properties fo:font-weight="bold" officeooo:rsid="001eb6b1" officeooo:paragraph-rsid="001eb6b1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f63ac" officeooo:paragraph-rsid="001f63ac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normal" officeooo:rsid="001f63ac" officeooo:paragraph-rsid="001f63ac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209bdc" officeooo:paragraph-rsid="00209bdc" style:font-weight-asian="normal" style:font-weight-complex="normal"/>
    </style:style>
    <style:style style:name="P6" style:family="paragraph" style:parent-style-name="Standard">
      <style:paragraph-properties fo:line-height="150%"/>
      <style:text-properties officeooo:rsid="00209bdc" officeooo:paragraph-rsid="00209bdc"/>
    </style:style>
    <style:style style:name="P7" style:family="paragraph" style:parent-style-name="Standard">
      <style:paragraph-properties fo:line-height="150%"/>
      <style:text-properties fo:font-weight="normal" officeooo:rsid="001f63ac" officeooo:paragraph-rsid="00227d5c" style:font-weight-asian="normal" style:font-weight-complex="normal"/>
    </style:style>
    <style:style style:name="P8" style:family="paragraph" style:parent-style-name="Standard">
      <style:paragraph-properties fo:line-height="150%"/>
      <style:text-properties officeooo:rsid="001f63ac" officeooo:paragraph-rsid="00227d5c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27d5c"/>
    </style:style>
    <style:style style:name="T4" style:family="text">
      <style:text-properties style:text-position="0% 100%" officeooo:rsid="0022e089"/>
    </style:style>
    <style:style style:name="T5" style:family="text">
      <style:text-properties style:text-position="super 58%"/>
    </style:style>
    <style:style style:name="T6" style:family="text">
      <style:text-properties officeooo:rsid="00225274"/>
    </style:style>
    <style:style style:name="T7" style:family="text">
      <style:text-properties officeooo:rsid="00227d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6">y bienvenido a esta nueva lección</text:span>, en esta ocasión terminaremos de ver los conceptos sobre expresiones algebraicas, la lección pasada vimos lo que significa un monomio, pues bien también existen binomios, trinomios y polinomios, lo más seguro es que hayas escuchado el termino binomio al cuadrado, o trinomio cuadrado perfecto, bueno como ya dije no es importante realmente aprenderse los nombres, si no saber manipularlos, y por eso es importante comprender, que un binomio es la suma algebraica de dos monomios, un trinomio es la suma algebraica de tres monomios, y un polinomio, es la suma algebraica de varios monomios, como <text:span text:style-name="T7">sumarlos</text:span> lo veremos en la siguiente lección, pero quiero que te quedes con la idea de que son sumas algebraicas de monomios, de hecho a cada monomio se le denomina término del polinomio, y el grado del polinomio es el grado más al<text:span text:style-name="T7">t</text:span>o de los monomios, ademas al coeficiente del termino, es decir el monomio con grado mayor, se le denomina coeficiente principal. </text:p>
      <text:p text:style-name="P1"/>
      <text:p text:style-name="P1">Hay otra característica que se le atribuye a los polinomios y es s<text:span text:style-name="T7">í</text:span> son homogéneos, para saber si son homogéneos hay que ver si todos los términos tiene el mismo grado y s<text:span text:style-name="T7">í</text:span> es así entonces se dice que el polinomio es homogéneo de ese grado, es decir si los términos tienen el mismo grado y ese grado es 3 entonces el polinomio es homogéneo de grado 3, así de sencillo, pero veamos lo en una tabla para hacerlo más visual.</text:p>
      <text:p text:style-name="P1"/>
      <text:p text:style-name="P2">LA TABLA CONTIENE RESTAS, EXPLICAR QUE UNA SUMA ALGEBRAICA PUEDE SER SUMA O RESTA. </text:p>
      <text:p text:style-name="P2"/>
      <text:p text:style-name="P7">Como te habrás dado cuenta es una costumbre y simplifica la visualización del polinomio escribirlo ordenadamente, empezando con el término de mayor grado, y así sucesivamente, esto es solo para simplificar la comprensión del polinomio, y es una buena practica a la hora de trabajar con expresiones algebraicas, <text:span text:style-name="T7">pero no es obligatorio.</text:span></text:p>
      <text:p text:style-name="P7">los polinomios de grado 1,2,3 son llamados lineales, cuadráticos y cúbicos respectivamente, y <text:s/>los de grado 0 son llamados constantes, para entender el orden y un poco el más el lenguaje matemático vamos a ver esta expresión. </text:p>
      <text:p text:style-name="P4"/>
      <text:p text:style-name="P4"><text:tab/><text:tab/><text:tab/>p(x)=a<text:span text:style-name="T1">n</text:span><text:span text:style-name="T2">x</text:span><text:span text:style-name="T5">n</text:span><text:span text:style-name="T2">+a</text:span><text:span text:style-name="T1">n-1</text:span><text:span text:style-name="T2">x</text:span><text:span text:style-name="T5">n-1</text:span><text:span text:style-name="T2">+a</text:span><text:span text:style-name="T1">n-2</text:span><text:span text:style-name="T2">x</text:span><text:span text:style-name="T5">n-2</text:span><text:span text:style-name="T2">+...+a</text:span><text:span text:style-name="T1">2</text:span><text:span text:style-name="T2">x</text:span><text:span text:style-name="T5">2</text:span><text:span text:style-name="T2">+a</text:span><text:span text:style-name="T1">1</text:span><text:span text:style-name="T2">x+a</text:span><text:span text:style-name="T1">0</text:span></text:p>
      <text:p text:style-name="P8">este tipo de expresiones son muy comunes, <text:span text:style-name="T7">se trata</text:span> <text:span text:style-name="T7">de</text:span> una generalización, nos esta diciendo que un polinomio, se suele representar con términos del mayor al menor, si te fijas n va descendiendo, y n representa el grado mayor, se utiliza n precisamente para generalizar, es decir si tu sustituyes n por 100 <text:soft-page-break/>la expresión igual sirve, el primer grado es 100 el siguiente es 100-1, es decir 99, el tercero seria 100-2, osea 98 asi hasta llegar al cero, y pasa lo mismo si dice que n es igual a 4<text:span text:style-name="T7">20</text:span>, o el valor que desees, ademas a puede ser sustituido por cualquier numero real, como vimos que ocurre con los monomios. Para dejarlo más claro utilizare esta tabla.</text:p>
      <text:p text:style-name="P3"/>
      <text:p text:style-name="P3">AGREGAR LA TABLA</text:p>
      <text:p text:style-name="P3"/>
      <text:p text:style-name="P5">Ya para finalizar este tema, quizá te haya surgido la duda, de que pasa si un termino no aparece, por ejemplo tener.</text:p>
      <text:p text:style-name="P5"/>
      <text:p text:style-name="P5"><text:tab/><text:tab/><text:tab/><text:tab/>7x<text:span text:style-name="T5">3</text:span><text:span text:style-name="T2">+5x+8</text:span></text:p>
      <text:p text:style-name="P6">como veras falta el termino x<text:span text:style-name="T5">2</text:span><text:span text:style-name="T2"> y realmente puede ocurrir esto,</text:span><text:span text:style-name="T3"> de hecho</text:span><text:span text:style-name="T2"> es bastante común, no hay de que preocuparse simplemente el coeficiente de ese termino, es cero, y no lo escribimos, y con eso hemos finalizado este tema, repito que no importante que te aprendas todos los conceptos, porque al final de cuentas solo te servirían si por ejemplo vas a presentar un examen y tu profesor quiere que te aprendas estos términos, de otro modo en la vida real solo es necesario manipularlas las expresiones, para resolver una ecuación o para lo que necesites, y manipular expresiones es precisamente lo que veremos en los siguiente</text:span><text:span text:style-name="T4">s</text:span><text:span text:style-name="T2"> temas. </text:span><text:span text:style-name="T3">Así que aquí termina esta lección </text:span><text:span text:style-name="T4">y espero verte</text:span><text:span text:style-name="T3"> de nuevo con muchas ganas de seguir aprendie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04:43.519000000</meta:creation-date>
    <dc:date>2020-03-22T13:20:55.918000000</dc:date>
    <meta:editing-duration>PT20M42S</meta:editing-duration>
    <meta:editing-cycles>5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11" meta:word-count="622" meta:character-count="3641" meta:non-whitespace-character-count="3019"/>
  </office:meta>
</office:document-meta>
</file>